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44 # 8000003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2c &lt;lp2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8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4" office:value-type="string" calcext:value-type="string">
            <text:p>003f8fb3 <text:s text:c="15"/></text:p>
          </table:table-cell>
          <table:table-cell table:style-name="ce4" office:value-type="string" calcext:value-type="string">
            <text:p>add <text:s text:c="4"/>x31,x31,x3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fe0a14e3 <text:s text:c="15"/>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ce4" office:value-type="string" calcext:value-type="string">
            <text:p>addi <text:s text:c="3"/>x1,x1,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8</text:p>
          </table:table-cell>
          <table:table-cell table:style-name="ce4" office:value-type="string" calcext:value-type="string">
            <text:p>001f8f93 <text:s text:c="15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 table:number-columns-repeated="2"/>
          <table:table-cell table:style-name="ce37" table:number-columns-repeated="958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35"/>
          <table:table-cell table:number-columns-repeated="959"/>
        </table:table-row>
        <table:table-row table:style-name="ro3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  <table:table-cell table:style-name="ce35"/>
          <table:table-cell table:number-columns-repeated="95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09">00.00.0000</text:date></text:span><text:span text:style-name="MT1">, </text:span><text:span text:style-name="MT1"><text:time style:data-style-name="N2" text:time-value="0000-00-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0-09T14:25:37.987000000</dc:date>
    <meta:editing-duration>PT11H13M25S</meta:editing-duration>
    <meta:editing-cycles>18</meta:editing-cycles>
    <meta:generator>LibreOffice/4.1.1.2$Windows_x86 LibreOffice_project/7e4286b58adc75a14f6d83f53a03b6c11fa2903</meta:generator>
    <meta:document-statistic meta:table-count="1" meta:cell-count="384" meta:object-count="0"/>
  </office:meta>
</office:document-meta>
</file>